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7.536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P2" style:family="paragraph">
      <loext:graphic-properties draw:fill="none"/>
      <style:paragraph-properties fo:margin-top="0.42cm" fo:margin-bottom="0.35cm" fo:text-align="start"/>
      <style:text-properties fo:font-size="10pt" style:font-size-asian="10pt" style:font-size-complex="10pt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2" draw:layer="layout" svg:width="28.151cm" svg:height="7.786cm" svg:x="0.036cm" svg:y="6.667cm">
          <draw:text-box>
            <text:p text:style-name="P1">通过下述方法，你就可以体验到以阻塞方式访问设备文件。</text:p>
            <text:p text:style-name="P1">1.make编译文件，并插入到内核；</text:p>
            <text:p text:style-name="P1">2.创建设备文件结点：sudo mknod /dev/globalfifo c major_num(666) 0；</text:p>
            <text:p text:style-name="P1">3.修改设备文件权限：sudo chmod 777 /dev/globalfifo；</text:p>
            <text:p text:style-name="P1">4.终端输入：cat /dev/globalfifo&amp;；即从字符设备文件中读数据，并让这个读进程在后台执行，可通过ps命令查看到这个进程；</text:p>
            <text:p text:style-name="P1">5.中断继续输入：echo ‘I like eating..’ &gt; /dev/blockcdev；即向字符设备文件中写入数据；</text:p>
            <text:p text:style-name="P1">通过上述的步骤，可以看到，每当利用echo命令写入数据时，后台运行的读进程就会读出数据，否则读进程一直阻塞。此外，如果你愿意的话，还可以分别编写一个读写进程的程序进行测试。</text:p>
            <text:p text:style-name="P1"/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21T10:45:13.055347522</meta:creation-date>
    <dc:date>2019-08-21T10:49:02.007971070</dc:date>
    <meta:editing-duration>PT3M49S</meta:editing-duration>
    <meta:editing-cycles>1</meta:editing-cycles>
    <meta:document-statistic meta:object-count="24"/>
    <meta:generator>LibreOffice/5.1.6.2$Linux_X86_64 LibreOffice_project/10m0$Build-2</meta:generator>
  </office:meta>
</office:document-meta>
</file>